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8.415cm" fo:margin-left="-0.127cm" fo:margin-top="0cm" fo:margin-bottom="0cm" table:align="left" style:writing-mode="page"/>
    </style:style>
    <style:style style:name="Table1.A" style:family="table-column">
      <style:table-column-properties style:column-width="10.158cm"/>
    </style:style>
    <style:style style:name="Table1.B" style:family="table-column">
      <style:table-column-properties style:column-width="8.255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none" fo:border-bottom="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indent="1.27cm" style:auto-text-indent="false">
        <style:tab-stops>
          <style:tab-stop style:position="16.51cm" style:type="right"/>
        </style:tab-stops>
      </style:paragraph-properties>
    </style:style>
    <style:style style:name="P3" style:family="paragraph" style:parent-style-name="Standard">
      <style:paragraph-properties fo:text-align="center" style:justify-single-word="false"/>
      <style:text-properties fo:font-size="11pt" fo:font-style="italic" style:font-size-asian="11pt" style:font-style-asian="italic"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text-properties fo:font-size="11pt" style:text-underline-style="solid" style:text-underline-width="auto" style:text-underline-color="font-color" fo:font-weight="bold" style:font-size-asian="11pt" style:font-weight-asian="bold" style:font-size-complex="11pt"/>
    </style:style>
    <style:style style:name="P8" style:family="paragraph" style:parent-style-name="Standard">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style>
    <style:style style:name="P9" style:family="paragraph" style:parent-style-name="Standard">
      <style:text-properties fo:font-size="11pt" fo:font-style="normal" style:font-size-asian="11pt" style:font-style-asian="normal" style:font-size-complex="11pt" style:font-style-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ab-stops>
          <style:tab-stop style:position="-0.635cm"/>
        </style:tab-stops>
      </style:paragraph-properties>
    </style:style>
    <style:style style:name="P12" style:family="paragraph" style:parent-style-name="Standard">
      <style:paragraph-properties fo:margin-right="-0.318cm"/>
    </style:style>
    <style:style style:name="P13" style:family="paragraph" style:parent-style-name="Standard" style:list-style-name="WWNum18"/>
    <style:style style:name="P14" style:family="paragraph" style:parent-style-name="Standard" style:list-style-name="WWNum18">
      <style:text-properties officeooo:paragraph-rsid="000e5abc"/>
    </style:style>
    <style:style style:name="P15" style:family="paragraph" style:parent-style-name="Standard" style:list-style-name="WWNum24">
      <style:paragraph-properties fo:margin-left="1.27cm" fo:text-indent="-0.635cm" style:auto-text-indent="false">
        <style:tab-stops>
          <style:tab-stop style:position="1.27cm"/>
        </style:tab-stops>
      </style:paragraph-properties>
    </style:style>
    <style:style style:name="P16" style:family="paragraph" style:parent-style-name="Standard" style:list-style-name="WWNum17"/>
    <style:style style:name="P17" style:family="paragraph" style:parent-style-name="Standard" style:list-style-name="WWNum17">
      <style:text-properties officeooo:paragraph-rsid="0013414f"/>
    </style:style>
    <style:style style:name="P18" style:family="paragraph" style:parent-style-name="Standard" style:list-style-name="WWNum13"/>
    <style:style style:name="P19" style:family="paragraph" style:parent-style-name="Standard" style:list-style-name="WWNum13">
      <style:text-properties officeooo:paragraph-rsid="000e5abc"/>
    </style:style>
    <style:style style:name="P20" style:family="paragraph" style:parent-style-name="Standard" style:list-style-name="WWNum16"/>
    <style:style style:name="P21" style:family="paragraph" style:parent-style-name="Standard" style:list-style-name="WWNum11"/>
    <style:style style:name="P22" style:family="paragraph" style:parent-style-name="Standard" style:list-style-name="WWNum15"/>
    <style:style style:name="P23" style:family="paragraph" style:parent-style-name="Standard" style:list-style-name="WWNum20"/>
    <style:style style:name="P24" style:family="paragraph" style:parent-style-name="Standard" style:list-style-name="WWNum24">
      <style:paragraph-properties fo:margin-left="1.27cm" fo:text-indent="-0.635cm" style:auto-text-indent="false">
        <style:tab-stops>
          <style:tab-stop style:position="1.27cm"/>
        </style:tab-stops>
      </style:paragraph-properties>
    </style:style>
    <style:style style:name="P25" style:family="paragraph" style:parent-style-name="Standard" style:list-style-name="WWNum18">
      <style:text-properties officeooo:rsid="00179d7f" officeooo:paragraph-rsid="00179d7f"/>
    </style:style>
    <style:style style:name="P26" style:family="paragraph" style:parent-style-name="Standard" style:list-style-name="WWNum17">
      <style:text-properties officeooo:paragraph-rsid="0013414f" fo:background-color="#ffff00"/>
    </style:style>
    <style:style style:name="P27" style:family="paragraph" style:parent-style-name="Title">
      <style:paragraph-properties fo:margin-top="0cm" fo:margin-bottom="0.071cm" style:contextual-spacing="false" fo:text-align="start" style:justify-single-word="false"/>
    </style:style>
    <style:style style:name="T1" style:family="text">
      <style:text-properties fo:font-size="11pt" style:text-underline-style="solid" style:text-underline-width="auto" style:text-underline-color="font-color" fo:font-weight="bold" style:font-size-asian="11pt" style:font-weight-asian="bold" style:font-size-complex="11pt"/>
    </style:style>
    <style:style style:name="T2" style:family="text">
      <style:text-properties fo:font-size="11pt" style:text-underline-style="solid" style:text-underline-width="auto" style:text-underline-color="font-color" style:font-size-asian="11pt" style:font-size-complex="11pt"/>
    </style:style>
    <style:style style:name="T3" style:family="text">
      <style:text-properties fo:font-size="11pt" style:font-size-asian="11pt"/>
    </style:style>
    <style:style style:name="T4" style:family="text">
      <style:text-properties fo:font-size="11pt" style:font-size-asian="11pt" style:font-size-complex="11pt"/>
    </style:style>
    <style:style style:name="T5" style:family="text">
      <style:text-properties fo:font-size="11pt" style:font-size-asian="11pt" style:font-size-complex="11pt" style:font-style-complex="italic"/>
    </style:style>
    <style:style style:name="T6" style:family="text">
      <style:text-properties fo:font-size="11pt" officeooo:rsid="000e5abc" style:font-size-asian="11pt" style:font-size-complex="11pt"/>
    </style:style>
    <style:style style:name="T7" style:family="text">
      <style:text-properties fo:font-size="11pt" officeooo:rsid="0011e7f1" style:font-size-asian="11pt" style:font-size-complex="11pt"/>
    </style:style>
    <style:style style:name="T8" style:family="text">
      <style:text-properties fo:font-size="11pt" officeooo:rsid="0016094e" style:font-size-asian="11pt" style:font-size-complex="11pt"/>
    </style:style>
    <style:style style:name="T9" style:family="text">
      <style:text-properties fo:font-size="11pt" fo:font-weight="bold" style:font-size-asian="11pt" style:font-weight-asian="bold" style:font-size-complex="11pt"/>
    </style:style>
    <style:style style:name="T10" style:family="text">
      <style:text-properties fo:font-size="11pt" fo:font-style="italic" fo:font-weight="bold" style:font-size-asian="11pt" style:font-style-asian="italic" style:font-weight-asian="bold" style:font-size-complex="11pt"/>
    </style:style>
    <style:style style:name="T11" style:family="text">
      <style:text-properties fo:font-size="11pt" fo:font-style="italic" style:font-size-asian="11pt" style:font-style-asian="italic" style:font-size-complex="11pt"/>
    </style:style>
    <style:style style:name="T12" style:family="text">
      <style:text-properties fo:font-size="11pt" fo:background-color="#ffff00" loext:char-shading-value="0" style:font-size-asian="11pt" style:font-size-complex="11pt"/>
    </style:style>
    <style:style style:name="T13" style:family="text">
      <style:text-properties fo:font-size="11pt" fo:background-color="#ffff00" loext:char-shading-value="0" style:font-size-asian="11pt" style:font-size-complex="11pt"/>
    </style:style>
    <style:style style:name="T14" style:family="text">
      <style:text-properties fo:font-size="11pt" officeooo:rsid="0016094e" fo:background-color="#ffff00" loext:char-shading-value="0" style:font-size-asian="11pt" style:font-size-complex="11pt"/>
    </style:style>
    <style:style style:name="T15" style:family="text">
      <style:text-properties fo:font-size="11pt" officeooo:rsid="0016094e" fo:background-color="#ffff00" loext:char-shading-value="0" style:font-size-asian="11pt" style:font-size-complex="11pt"/>
    </style:style>
    <style:style style:name="T16" style:family="text">
      <style:text-properties fo:font-size="16pt" fo:font-style="italic" style:font-size-asian="16pt" style:font-style-asian="italic" style:font-size-complex="16pt"/>
    </style:style>
    <style:style style:name="T17" style:family="text">
      <style:text-properties fo:font-variant="small-caps" style:font-name="Arial"/>
    </style:style>
    <style:style style:name="T18" style:family="text">
      <style:text-properties fo:font-size="18pt" fo:font-style="italic" style:font-size-asian="18pt" style:font-style-asian="italic"/>
    </style:style>
    <style:style style:name="T19" style:family="text">
      <style:text-properties fo:font-size="12pt" fo:font-weight="bold" style:font-size-asian="12pt" style:font-weight-asian="bold" style:font-size-complex="12pt"/>
    </style:style>
    <style:style style:name="T20" style:family="text">
      <style:text-properties fo:font-weight="bold" style:font-weight-asian="bold" style:font-weight-complex="bold"/>
    </style:style>
    <style:style style:name="T21" style:family="text">
      <style:text-properties style:text-position="super 58%" fo:font-size="11pt" officeooo:rsid="000e5abc" style:font-size-asian="11pt" style:font-size-complex="11pt"/>
    </style:style>
    <style:style style:name="T2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7" loext:marker-style-name="T17">Department of Computer Science, University of</text:p>
            <text:p text:style-name="P27" loext:marker-style-name="T17">Regina</text:p>
          </table:table-cell>
          <table:table-cell table:style-name="Table1.A1" office:value-type="string">
            <text:p text:style-name="P27" loext:marker-style-name="T18"><text:span text:style-name="T18">Participant Consent Form </text:span></text:p>
          </table:table-cell>
        </table:table-row>
      </table:table>
      <text:p text:style-name="Standard" loext:marker-style-name="T3"><text:span text:style-name="T3"><text:tab/><text:tab/></text:span></text:p>
      <text:p text:style-name="Standard" loext:marker-style-name="T9"><text:span text:style-name="T1">Project Title:</text:span><text:span text:style-name="T9"> Environmental, Social, and Governance Conscious Portfolio Survey<text:tab/><text:tab/><text:tab/></text:span></text:p>
      <text:p text:style-name="P6" loext:marker-style-name="T9"/>
      <text:p text:style-name="P12" loext:marker-style-name="T4"><text:span text:style-name="T1">Researcher(s):</text:span><text:span text:style-name="T4"> Riley Herman, Graduate Student, Department of Computer Science, University of Regina,</text:span></text:p>
      <text:p text:style-name="P12" loext:marker-style-name="T4"><text:span text:style-name="T4">1-306-533-3344, herman5r@uregina.ca</text:span></text:p>
      <text:p text:style-name="P4" loext:marker-style-name="T4"/>
      <text:p text:style-name="Standard" loext:marker-style-name="T4"><text:span text:style-name="T1">Supervisor</text:span><text:span text:style-name="T9">:</text:span><text:span text:style-name="T4"> Malek Mouhoub, Department of Computer Science, University of Regina, </text:span><text:span text:style-name="T6">Malek.Mouhoub@uregina.ca</text:span></text:p>
      <text:p text:style-name="P4" loext:marker-style-name="T4"/>
      <text:p text:style-name="Standard" loext:marker-style-name="T4"><text:span text:style-name="T4">Thank you for taking the time to read and understand the consent form for this survey! The researcher is a</text:span></text:p>
      <text:p text:style-name="Standard" loext:marker-style-name="T4"><text:span text:style-name="T4">student hoping to use these results to better understand ESG (environmental, social, and governance)</text:span></text:p>
      <text:p text:style-name="Standard" loext:marker-style-name="T4"><text:span text:style-name="T4">investing as well as to create a system helping those who wish to have their ESG preferences respected in</text:span></text:p>
      <text:p text:style-name="Standard" loext:marker-style-name="T4"><text:span text:style-name="T4">their financial portfolios. Please note that this document as well as the survey is presented in English only.</text:span></text:p>
      <text:p text:style-name="P4" loext:marker-style-name="T4"/>
      <text:p text:style-name="Standard" loext:marker-style-name="T1"><text:span text:style-name="T1">Purpose(s) and Objective(s) of the Research: </text:span></text:p>
      <text:list text:style-name="WWNum18">
        <text:list-item>
          <text:p text:style-name="P13" loext:marker-style-name="T4"><text:span text:style-name="T4">The purpose of this survey is to collect a wide variety of individual’s risk tolerances and ESG (environmental, social, and governance) preferences in order to define a variety of buckets that a</text:span></text:p>
          <text:p text:style-name="P13" loext:marker-style-name="T4"><text:span text:style-name="T4">potential investor could fall into. These buckets would be: risk tolerance (from conservative to</text:span></text:p>
          <text:p text:style-name="P13" loext:marker-style-name="T4"><text:span text:style-name="T4">aggressive), environmental focus, social focus, and governance focus. A portfolio can potentially</text:span></text:p>
          <text:p text:style-name="P13" loext:marker-style-name="T4"><text:span text:style-name="T4">fall into one bucket from each, and a potential investor can also fall into one bucket from each. In</text:span></text:p>
          <text:p text:style-name="P13" loext:marker-style-name="T4"><text:span text:style-name="T4">this way, a portfolio can be matched to an investor. The definition of the buckets must depend on</text:span></text:p>
          <text:p text:style-name="P13" loext:marker-style-name="T4"><text:span text:style-name="T4">potential investors in order to ensure that my biases in defining the buckets are limited. My biases would be further limited by surveying a wide, diverse cross section of the population.</text:span></text:p>
        </text:list-item>
        <text:list-item>
          <text:p text:style-name="P14" loext:marker-style-name="T4"><text:span text:style-name="T4">The researcher would be enabled to deliver a system that can match generated portfolios to a given investor based on their risk tolerance and ESG preferences.</text:span></text:p>
        </text:list-item>
        <text:list-item>
          <text:p text:style-name="P25" loext:marker-style-name="T4"><text:span text:style-name="T13">The researcher is completing his master’s thesis using these survey results.</text:span><text:span text:style-name="T4"> </text:span></text:p>
        </text:list-item>
      </text:list>
      <text:p text:style-name="Standard" loext:marker-style-name="T4"><text:span text:style-name="T4"/></text:p>
      <text:p text:style-name="Standard" loext:marker-style-name="T9"><text:span text:style-name="T1">Procedures:</text:span><text:span text:style-name="T9"> </text:span></text:p>
      <text:list text:style-name="WWNum24">
        <text:list-item>
          <text:p text:style-name="P15" loext:marker-style-name="T4"><text:span text:style-name="T4">Each survey participant is expected to go to the link (https://rileyherman.ca/survey) and spend</text:span></text:p>
          <text:p text:style-name="P15" loext:marker-style-name="T4"><text:span text:style-name="T4">approximately 5-15 minutes answering the questions. Their inputted answers will be sent upon</text:span></text:p>
          <text:p text:style-name="P15" loext:marker-style-name="T4"><text:span text:style-name="T4">submission to a database owned by the researcher with no identifying information. This will then</text:span></text:p>
          <text:p text:style-name="P15" loext:marker-style-name="T4"><text:span text:style-name="T4">be consumed by a program designed to define buckets as stated in the Purposes.</text:span></text:p>
        </text:list-item>
        <text:list-item>
          <text:p text:style-name="P15" loext:marker-style-name="T4"><text:span text:style-name="T4">Please feel free to ask any questions regarding the procedures and goals of the study or your role.</text:span></text:p>
        </text:list-item>
      </text:list>
      <text:p text:style-name="P6" loext:marker-style-name="T9"/>
      <text:p text:style-name="Standard" loext:marker-style-name="T1"><text:span text:style-name="T1">Potential Risks:</text:span></text:p>
      <text:list text:style-name="WWNum17">
        <text:list-item>
          <text:p text:style-name="P16" loext:marker-style-name="T9"><text:span text:style-name="T4">There are no known or anticipated risks to you by participating in this research</text:span></text:p>
        </text:list-item>
      </text:list>
      <text:p text:style-name="P6" loext:marker-style-name="T9"/>
      <text:p text:style-name="Standard" loext:marker-style-name="T1"><text:span text:style-name="T1">Potential Benefits:</text:span></text:p>
      <text:list text:continue-numbering="true" text:style-name="WWNum17">
        <text:list-item>
          <text:p text:style-name="P17" loext:marker-style-name="T9"><text:span text:style-name="T4">There are no guaranteed personal benefits from participation</text:span></text:p>
        </text:list-item>
        <text:list-item>
          <text:p text:style-name="P26"><text:span text:style-name="T4">The matching system and the data that is being collected are both, to the knowledge of the researcher, unique in the literature.</text:span></text:p>
        </text:list-item>
      </text:list>
      <text:p text:style-name="Standard" loext:marker-style-name="T9"><text:span text:style-name="T4"/></text:p>
      <text:p text:style-name="Standard" loext:marker-style-name="T9"><text:span text:style-name="T1">Confidentiality:</text:span><text:span text:style-name="T9"> </text:span></text:p>
      <text:list xml:id="list1014489518" text:style-name="WWNum13">
        <text:list-item>
          <text:p text:style-name="P18" loext:marker-style-name="T4"><text:span text:style-name="T4">The link to the survey will be distributed to the participants and only the answers to the questions</text:span></text:p>
          <text:p text:style-name="P18" loext:marker-style-name="T4"><text:span text:style-name="T4">(none of which collect personally identifiable information) are collected and saved.</text:span></text:p>
        </text:list-item>
        <text:list-item>
          <text:p text:style-name="P18" loext:marker-style-name="T4"><text:span text:style-name="T4">The data is transmitted using secure HTTPS through the internet to an encrypted, managed</text:span></text:p>
          <text:p text:style-name="P18" loext:marker-style-name="T4"><text:span text:style-name="T4">database. Any identifying features of the participants/their device are not collected nor stored. The survey does not ask for any identifying information.</text:span></text:p>
        </text:list-item>
        <text:list-item>
          <text:p text:style-name="P18" loext:marker-style-name="T4"><text:span text:style-name="T4">Your confidentiality will be respected. The results of this study may be presented in a scientific</text:span></text:p>
          <text:p text:style-name="P18" loext:marker-style-name="T4"><text:span text:style-name="T4">meeting or published, but your identity will not be disclosed.</text:span></text:p>
        </text:list-item>
        <text:list-item>
          <text:p text:style-name="P19" loext:marker-style-name="T4"><text:span text:style-name="T4">Please do not put your name or other identifying information in the questionnaire.</text:span></text:p>
          <text:list>
            <text:list-item>
              <text:p text:style-name="P19" loext:marker-style-name="T4"><text:soft-page-break/><text:span text:style-name="T4">In the extremely unlikely scenario where someone were to explicitly type personally identifiable information into an open text field in the survey, the results are stored in a managed database only accessible through a secured connection using a single set of credentials that only the researcher knows.</text:span></text:p>
            </text:list-item>
          </text:list>
        </text:list-item>
        <text:list-item>
          <text:p text:style-name="P18" loext:marker-style-name="T4"><text:span text:style-name="T4">The data will be kept for the </text:span><text:span text:style-name="T13">requisite </text:span><text:span text:style-name="T15">five</text:span><text:span text:style-name="T13"> year period</text:span><text:span text:style-name="T4"> after publication of results and promptly</text:span></text:p>
          <text:p text:style-name="P18" loext:marker-style-name="T4"><text:span text:style-name="T4">destroyed. It will be kept in the UofR’s FILR repository for this time. There is no hard copy of</text:span></text:p>
          <text:p text:style-name="P18" loext:marker-style-name="T4"><text:span text:style-name="T4">this data.</text:span></text:p>
        </text:list-item>
      </text:list>
      <text:p text:style-name="P6" loext:marker-style-name="T9"/>
      <text:p text:style-name="Standard" loext:marker-style-name="T4"><text:span text:style-name="T1">Right to Withdraw:</text:span><text:span text:style-name="T4"> <text:s/>(see consent guidelines section 10)</text:span></text:p>
      <text:list text:style-name="WWNum11">
        <text:list-item>
          <text:p text:style-name="P21" loext:marker-style-name="T4"><text:span text:style-name="T4">Your participation is voluntary and you can answer only those questions that you are comfortable</text:span></text:p>
          <text:p text:style-name="P21" loext:marker-style-name="T4"><text:span text:style-name="T4">with. You may withdraw from the research project for any reason, at any time without explanation or penalty of any sort.</text:span></text:p>
        </text:list-item>
        <text:list-item>
          <text:p text:style-name="P21" loext:marker-style-name="T4"><text:span text:style-name="T4">Whether you choose to participate or not will have no effect on your position (e.g. employment, </text:span><text:span text:style-name="T6">cl</text:span><text:span text:style-name="T4">ass standing, access to services) or how you will be treated.</text:span></text:p>
        </text:list-item>
        <text:list-item>
          <text:p text:style-name="P21" loext:marker-style-name="T4"><text:span text:style-name="T4">Should you wish to withdraw by closing the survey prior to submission, your data will NOT be collected.</text:span></text:p>
        </text:list-item>
        <text:list-item>
          <text:p text:style-name="P21" loext:marker-style-name="T4"><text:span text:style-name="T4">Your right to withdraw data from the study will apply until you submit the survey. After this</text:span></text:p>
          <text:p text:style-name="P21" loext:marker-style-name="T4"><text:span text:style-name="T4">time, it is possible that some results have been analyzed, de identified, written up and/or</text:span></text:p>
          <text:p text:style-name="P21" loext:marker-style-name="T4"><text:span text:style-name="T4">presented and it may not be possible to withdraw your data.</text:span></text:p>
        </text:list-item>
      </text:list>
      <text:p text:style-name="P4" loext:marker-style-name="T4"/>
      <text:p text:style-name="Standard" loext:marker-style-name="T1"><text:span text:style-name="T1">Follow up: </text:span><text:span text:style-name="T4">(see section 11)</text:span></text:p>
      <text:list text:continue-list="list1014489518" text:style-name="WWNum13">
        <text:list-item>
          <text:p text:style-name="P19" loext:marker-style-name="T4"><text:span text:style-name="T4">To obtain results from the study, please contact the researcher(s) using the information at the top of page </text:span><text:span text:style-name="T6">1</text:span></text:p>
          <text:list>
            <text:list-item>
              <text:p text:style-name="P19" loext:marker-style-name="T4"><text:span text:style-name="T4">Please note that participants contacting the researcher to obtain results will result in their no longer being unknown to the researcher (although the researcher will not be able to link their responses to them).</text:span></text:p>
            </text:list-item>
          </text:list>
        </text:list-item>
        <text:list-item>
          <text:p text:style-name="P18" loext:marker-style-name="T4"><text:span text:style-name="T4">Another method of finding results from the study would be to search the OURspace repository at the UofR library anytime after publication (approximately one year from the time of the study). The easiest method of finding the results would be to search the researchers name.</text:span></text:p>
        </text:list-item>
      </text:list>
      <text:p text:style-name="P4" loext:marker-style-name="T4"/>
      <text:p text:style-name="Standard" loext:marker-style-name="T4"><text:span text:style-name="T1">Questions or Concerns:</text:span><text:span text:style-name="T4"> <text:s/>(see section 12)</text:span></text:p>
      <text:list text:style-name="WWNum15">
        <text:list-item>
          <text:p text:style-name="P22" loext:marker-style-name="T4"><text:span text:style-name="T4">Contact the researcher(s) using the information at the top of page 1;</text:span></text:p>
        </text:list-item>
        <text:list-item>
          <text:p text:style-name="P22" loext:marker-style-name="T4"><text:span text:style-name="T4">This project has been approved on ethical grounds by the University of Regina Research Ethics Board on (</text:span><text:span text:style-name="T6">Nov 11</text:span><text:span text:style-name="T21">th</text:span><text:span text:style-name="T6">.</text:span><text:span text:style-name="T4"> Any questions regarding your rights as a participant may be addressed to</text:span></text:p>
          <text:p text:style-name="P22" loext:marker-style-name="T4"><text:span text:style-name="T4">the committee at (306-585-4775 or research.ethics@uregina.ca). Out of town participants may</text:span></text:p>
          <text:p text:style-name="P22" loext:marker-style-name="T4"><text:span text:style-name="T4">call collect.</text:span></text:p>
        </text:list-item>
      </text:list>
      <text:p text:style-name="P4" loext:marker-style-name="T4"/>
      <text:p text:style-name="Standard" loext:marker-style-name="T1"><text:span text:style-name="T1">Consent </text:span></text:p>
      <text:p text:style-name="P8"/>
      <text:p text:style-name="P9">By completing and submitting the questionnaire, <text:span text:style-name="T20">YOUR FREE AND INFORMED CONSENT IS</text:span></text:p>
      <text:p text:style-name="P9"><text:span text:style-name="T20">IMPLIED</text:span> and indicates that you understand the above conditions of participation in this stu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class="chapter">
      <style:paragraph-properties fo:text-align="center" style:justify-single-word="false"/>
      <style:text-properties fo:font-size="12pt" fo:font-weight="bold" style:font-size-asian="12pt" style:font-weight-asian="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Footer_20_Char"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font-size-complex="10pt" style:font-weight-complex="bold"/>
    </style:style>
    <style:style style:name="Default_20_Paragraph_20_Font_20__28_WW_29_" style:display-name="Default Paragraph Font (WW)" style:family="text"/>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parent-style-name="Default_20_Paragraph_20_Font_20__28_WW_29_">
      <style:text-properties fo:font-size="9pt" style:font-size-asian="9pt" style:font-size-complex="9pt"/>
    </style:style>
    <style:style style:name="Comment_20_Text_20_Char" style:display-name="Comment Text Char" style:family="text" style:parent-style-name="Default_20_Paragraph_20_Font_20__28_WW_29_" loext:linked-style-name="annotation_20_text">
      <style:text-properties fo:font-size="12pt" style:font-size-asian="12pt" style:font-size-complex="12pt"/>
    </style:style>
    <style:style style:name="Comment_20_Subject_20_Char" style:display-name="Comment Subject Char" style:family="text" style:parent-style-name="Comment_20_Text_20_Char" loext:linked-style-name="annotation_20_subject">
      <style:text-properties fo:font-size="12pt" fo:font-weight="bold" style:font-size-asian="12pt" style:font-weight-asian="bold" style:font-size-complex="12pt" style:font-weight-complex="bold"/>
    </style:style>
    <style:style style:name="Footer_20_Char" style:display-name="Footer Char" style:family="text" style:parent-style-name="Default_20_Paragraph_20_Font_20__28_WW_29_" loext:linked-style-name="Footer"/>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use-window-font-color="true" loext:opacity="0%"/>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pitch="fixed"/>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indent="1.27cm" style:auto-text-indent="false">
        <style:tab-stops>
          <style:tab-stop style:position="16.51cm" style:type="right"/>
        </style:tab-stops>
      </style:paragraph-properties>
    </style:style>
    <style:style style:name="MT1" style:family="text">
      <style:text-properties fo:font-size="12pt" fo:font-weight="bold" style:font-size-asian="12pt" style:font-weight-asian="bold" style:font-size-complex="12pt"/>
    </style:style>
    <style:page-layout style:name="Mpm1">
      <style:page-layout-properties fo:page-width="21.59cm" fo:page-height="27.94cm" style:num-format="1" style:print-orientation="portrait" fo:margin-top="1.905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35cm" fo:margin-left="0cm" fo:margin-right="0cm" fo:margin-top="0.53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span text:style-name="MT1"><text:page-number text:select-page="current">2</text:page-number></text:span><text:s/>of <text:span text:style-name="MT1"><text:page-count>2</text:page-count></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is template is intended to provide an overview of the basic content required and a sample lay-out for your consent form</dc:title>
    <meta:initial-creator>hrethics</meta:initial-creator>
    <meta:editing-cycles>20</meta:editing-cycles>
    <meta:print-date>2023-11-11T16:13:52.252110678</meta:print-date>
    <meta:creation-date>2022-02-07T20:49:00</meta:creation-date>
    <dc:date>2023-11-11T16:14:58.818716989</dc:date>
    <meta:editing-duration>PT18M26S</meta:editing-duration>
    <meta:generator>LibreOffice/7.6.2.1$Linux_X86_64 LibreOffice_project/9d0b4c0791fc17bc4181a67fd90c5aaed576d1c0</meta:generator>
    <meta:printed-by>PDF files</meta:printed-by>
    <meta:document-statistic meta:table-count="1" meta:image-count="0" meta:object-count="0" meta:page-count="2" meta:paragraph-count="65" meta:word-count="965" meta:character-count="5870" meta:non-whitespace-character-count="4997"/>
    <meta:user-defined meta:name="AppVersion">15.0000</meta:user-defined>
    <meta:user-defined meta:name="Company">Uvic</meta:user-defined>
    <meta:template xlink:type="simple" xlink:actuate="onRequest" xlink:title="Normal" xlink:href=""/>
  </office:meta>
</office:document-meta>
</file>